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0.64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.13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43cm" svg:height="1.143cm" svg:x="1.997cm" svg:y="2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1.27cm" svg:height="1.27cm" svg:x="5.148cm" svg:y="2.2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3.14cm" svg:y1="2.968cm" svg:x2="5.465cm" svg:y2="2.905cm" draw:start-shape="id1" draw:start-glue-point="1" draw:end-shape="id2" draw:end-glue-point="5" svg:d="M3140 2968l2325-63" svg:viewBox="0 0 2326 64">
          <text:p/>
        </draw:connector>
        <draw:custom-shape draw:style-name="gr1" draw:text-style-name="P1" xml:id="id3" draw:id="id3" draw:layer="layout" svg:width="1.143cm" svg:height="1.143cm" svg:x="8.331cm" svg:y="2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.101cm" svg:y1="2.905cm" svg:x2="8.331cm" svg:y2="3.033cm" draw:start-shape="id2" draw:start-glue-point="9" draw:end-shape="id3" draw:end-glue-point="3" svg:d="M6101 2905l2230 128" svg:viewBox="0 0 2231 129">
          <text:p/>
        </draw:connector>
        <draw:custom-shape draw:style-name="gr1" draw:text-style-name="P1" xml:id="id4" draw:id="id4" draw:layer="layout" svg:width="1.143cm" svg:height="1.143cm" svg:x="1.997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1.27cm" svg:height="1.27cm" svg:x="5.148cm" svg:y="7.53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3.14cm" svg:y1="7.334cm" svg:x2="5.465cm" svg:y2="8.171cm" draw:start-shape="id4" draw:start-glue-point="1" draw:end-shape="id5" draw:end-glue-point="5" svg:d="M3140 7334l2325 837" svg:viewBox="0 0 2326 838">
          <text:p/>
        </draw:connector>
        <draw:custom-shape draw:style-name="gr1" draw:text-style-name="P1" xml:id="id6" draw:id="id6" draw:layer="layout" svg:width="1.143cm" svg:height="1.143cm" svg:x="8.331cm" svg:y="7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.101cm" svg:y1="8.171cm" svg:x2="8.331cm" svg:y2="8.299cm" draw:start-shape="id5" draw:start-glue-point="9" draw:end-shape="id6" draw:end-glue-point="3" svg:d="M6101 8171l2230 128" svg:viewBox="0 0 2231 129">
          <text:p/>
        </draw:connector>
        <draw:custom-shape draw:style-name="gr1" draw:text-style-name="P1" xml:id="id7" draw:id="id7" draw:layer="layout" svg:width="1.143cm" svg:height="1.143cm" svg:x="1.996cm" svg:y="8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3.139cm" svg:y1="9.134cm" svg:x2="5.465cm" svg:y2="8.171cm" draw:start-shape="id7" draw:start-glue-point="1" draw:end-shape="id5" draw:end-glue-point="5" svg:d="M3139 9134l2326-963" svg:viewBox="0 0 2327 964">
          <text:p/>
        </draw:connector>
        <draw:custom-shape draw:style-name="gr1" draw:text-style-name="P1" xml:id="id8" draw:id="id8" draw:layer="layout" svg:width="1.143cm" svg:height="1.143cm" svg:x="1.997cm" svg:y="13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1.27cm" svg:height="1.27cm" svg:x="5.148cm" svg:y="13.74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3.14cm" svg:y1="13.644cm" svg:x2="5.465cm" svg:y2="14.381cm" draw:start-shape="id8" draw:start-glue-point="1" draw:end-shape="id9" draw:end-glue-point="5" svg:d="M3140 13644l2325 737" svg:viewBox="0 0 2326 738">
          <text:p/>
        </draw:connector>
        <draw:custom-shape draw:style-name="gr1" draw:text-style-name="P1" xml:id="id10" draw:id="id10" draw:layer="layout" svg:width="1.143cm" svg:height="1.143cm" svg:x="8.331cm" svg:y="13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.101cm" svg:y1="14.381cm" svg:x2="8.331cm" svg:y2="13.709cm" draw:start-shape="id9" draw:start-glue-point="9" draw:end-shape="id10" draw:end-glue-point="3" svg:d="M6101 14381l2230-672" svg:viewBox="0 0 2231 673">
          <text:p/>
        </draw:connector>
        <draw:custom-shape draw:style-name="gr2" draw:text-style-name="P1" xml:id="id11" draw:id="id11" draw:layer="layout" svg:width="1.27cm" svg:height="1.27cm" svg:x="5.148cm" svg:y="12.04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3.14cm" svg:y1="13.644cm" svg:x2="5.465cm" svg:y2="12.682cm" draw:start-shape="id8" draw:start-glue-point="1" draw:end-shape="id11" draw:end-glue-point="5" svg:d="M3140 13644l2325-962" svg:viewBox="0 0 2326 963">
          <text:p/>
        </draw:connector>
        <draw:connector draw:style-name="gr3" draw:text-style-name="P1" draw:layer="layout" draw:type="line" svg:x1="6.101cm" svg:y1="12.682cm" svg:x2="8.331cm" svg:y2="13.709cm" draw:start-shape="id11" draw:start-glue-point="9" draw:end-shape="id10" draw:end-glue-point="3" svg:d="M6101 12682l2230 1027" svg:viewBox="0 0 2231 1028">
          <text:p/>
        </draw:connector>
        <draw:custom-shape draw:style-name="gr1" draw:text-style-name="P1" xml:id="id13" draw:id="id13" draw:layer="layout" svg:width="1.143cm" svg:height="1.143cm" svg:x="8.396cm" svg:y="17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2" draw:id="id12" draw:layer="layout" svg:width="1.27cm" svg:height="1.27cm" svg:x="5.147cm" svg:y="18.09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6.1cm" svg:y1="18.732cm" svg:x2="8.396cm" svg:y2="17.895cm" draw:start-shape="id12" draw:start-glue-point="9" draw:end-shape="id13" draw:end-glue-point="3" svg:d="M6100 18732l2296-837" svg:viewBox="0 0 2297 838">
          <text:p/>
        </draw:connector>
        <draw:custom-shape draw:style-name="gr1" draw:text-style-name="P1" xml:id="id14" draw:id="id14" draw:layer="layout" svg:width="1.143cm" svg:height="1.143cm" svg:x="8.33cm" svg:y="19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.1cm" svg:y1="18.732cm" svg:x2="8.33cm" svg:y2="19.76cm" draw:start-shape="id12" draw:start-glue-point="9" draw:end-shape="id14" draw:end-glue-point="3" svg:d="M6100 18732l2230 1028" svg:viewBox="0 0 2231 1029">
          <text:p/>
        </draw:connector>
        <draw:custom-shape draw:style-name="gr1" draw:text-style-name="P1" xml:id="id15" draw:id="id15" draw:layer="layout" svg:width="1.143cm" svg:height="1.143cm" svg:x="1.995cm" svg:y="18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3.138cm" svg:y1="18.795cm" svg:x2="5.464cm" svg:y2="18.732cm" draw:start-shape="id15" draw:start-glue-point="1" draw:end-shape="id12" draw:end-glue-point="5" svg:d="M3138 18795l2326-63" svg:viewBox="0 0 2327 64">
          <text:p/>
        </draw:connector>
        <draw:custom-shape draw:style-name="gr1" draw:text-style-name="P1" xml:id="id16" draw:id="id16" draw:layer="layout" svg:width="1.143cm" svg:height="1.143cm" svg:x="2.308cm" svg:y="22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7" draw:id="id17" draw:layer="layout" svg:width="1.27cm" svg:height="1.27cm" svg:x="5.459cm" svg:y="22.5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3.451cm" svg:y1="23.288cm" svg:x2="5.776cm" svg:y2="23.225cm" draw:start-shape="id16" draw:start-glue-point="1" draw:end-shape="id17" draw:end-glue-point="5" svg:d="M3451 23288l2325-63" svg:viewBox="0 0 2326 64">
          <text:p/>
        </draw:connector>
        <draw:custom-shape draw:style-name="gr1" draw:text-style-name="P1" xml:id="id18" draw:id="id18" draw:layer="layout" svg:width="1.143cm" svg:height="1.143cm" svg:x="8.642cm" svg:y="23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.412cm" svg:y1="23.225cm" svg:x2="8.642cm" svg:y2="24.153cm" draw:start-shape="id17" draw:start-glue-point="9" draw:end-shape="id18" draw:end-glue-point="3" svg:d="M6412 23225l2230 928" svg:viewBox="0 0 2231 929">
          <text:p/>
        </draw:connector>
        <draw:custom-shape draw:style-name="gr1" draw:text-style-name="P1" xml:id="id20" draw:id="id20" draw:layer="layout" svg:width="1.143cm" svg:height="1.143cm" svg:x="2.307cm" svg:y="24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9" draw:id="id19" draw:layer="layout" svg:width="1.27cm" svg:height="1.27cm" svg:x="5.459cm" svg:y="24.3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6.412cm" svg:y1="25.025cm" svg:x2="8.642cm" svg:y2="24.153cm" draw:start-shape="id19" draw:start-glue-point="9" draw:end-shape="id18" draw:end-glue-point="3" svg:d="M6412 25025l2230-872" svg:viewBox="0 0 2231 873">
          <text:p/>
        </draw:connector>
        <draw:connector draw:style-name="gr3" draw:text-style-name="P1" draw:layer="layout" draw:type="line" svg:x1="3.45cm" svg:y1="25.088cm" svg:x2="5.776cm" svg:y2="25.025cm" draw:start-shape="id20" draw:start-glue-point="1" draw:end-shape="id19" draw:end-glue-point="5" svg:d="M3450 25088l2326-63" svg:viewBox="0 0 2327 64">
          <text:p/>
        </draw:connector>
        <draw:custom-shape draw:style-name="gr1" draw:text-style-name="P1" xml:id="id22" draw:id="id22" draw:layer="layout" svg:width="1.143cm" svg:height="1.143cm" svg:x="18.188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1" draw:id="id21" draw:layer="layout" svg:width="1.27cm" svg:height="1.27cm" svg:x="14.639cm" svg:y="2.14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5.592cm" svg:y1="2.778cm" svg:x2="18.188cm" svg:y2="2.841cm" draw:start-shape="id21" draw:start-glue-point="9" draw:end-shape="id22" draw:end-glue-point="3" svg:d="M15592 2778l2596 63" svg:viewBox="0 0 2597 64">
          <text:p/>
        </draw:connector>
        <draw:custom-shape draw:style-name="gr1" draw:text-style-name="P1" xml:id="id23" draw:id="id23" draw:layer="layout" svg:width="1.143cm" svg:height="1.143cm" svg:x="11.322cm" svg:y="3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465cm" svg:y1="3.706cm" svg:x2="14.956cm" svg:y2="2.778cm" draw:start-shape="id23" draw:start-glue-point="1" draw:end-shape="id21" draw:end-glue-point="5" svg:d="M12465 3706l2491-928" svg:viewBox="0 0 2492 929">
          <text:p/>
        </draw:connector>
        <draw:custom-shape draw:style-name="gr1" draw:text-style-name="P1" xml:id="id25" draw:id="id25" draw:layer="layout" svg:width="1.143cm" svg:height="1.143cm" svg:x="18.187cm" svg:y="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4" draw:id="id24" draw:layer="layout" svg:width="1.27cm" svg:height="1.27cm" svg:x="14.639cm" svg:y="3.94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2.465cm" svg:y1="3.706cm" svg:x2="14.956cm" svg:y2="4.578cm" draw:start-shape="id23" draw:start-glue-point="1" draw:end-shape="id24" draw:end-glue-point="5" svg:d="M12465 3706l2491 872" svg:viewBox="0 0 2492 873">
          <text:p/>
        </draw:connector>
        <draw:connector draw:style-name="gr3" draw:text-style-name="P1" draw:layer="layout" draw:type="line" svg:x1="15.592cm" svg:y1="4.578cm" svg:x2="18.187cm" svg:y2="4.641cm" draw:start-shape="id24" draw:start-glue-point="9" draw:end-shape="id25" draw:end-glue-point="3" svg:d="M15592 4578l2595 63" svg:viewBox="0 0 2596 64">
          <text:p/>
        </draw:connector>
        <draw:custom-shape draw:style-name="gr1" draw:text-style-name="P1" xml:id="id26" draw:id="id26" draw:layer="layout" svg:width="1.143cm" svg:height="1.143cm" svg:x="11.196cm" svg:y="7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7" draw:id="id27" draw:layer="layout" svg:width="1.27cm" svg:height="1.27cm" svg:x="14.547cm" svg:y="7.3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2.339cm" svg:y1="8.043cm" svg:x2="14.864cm" svg:y2="7.98cm" draw:start-shape="id26" draw:start-glue-point="1" draw:end-shape="id27" draw:end-glue-point="5" svg:d="M12339 8043l2525-63" svg:viewBox="0 0 2526 64">
          <text:p/>
        </draw:connector>
        <draw:custom-shape draw:style-name="gr1" draw:text-style-name="P1" xml:id="id28" draw:id="id28" draw:layer="layout" svg:width="1.143cm" svg:height="1.143cm" svg:x="18.13cm" svg:y="8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5.5cm" svg:y1="7.98cm" svg:x2="18.13cm" svg:y2="8.908cm" draw:start-shape="id27" draw:start-glue-point="9" draw:end-shape="id28" draw:end-glue-point="3" svg:d="M15500 7980l2630 928" svg:viewBox="0 0 2631 929">
          <text:p/>
        </draw:connector>
        <draw:custom-shape draw:style-name="gr1" draw:text-style-name="P1" xml:id="id30" draw:id="id30" draw:layer="layout" svg:width="1.143cm" svg:height="1.143cm" svg:x="11.195cm" svg:y="9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1.27cm" svg:height="1.27cm" svg:x="14.547cm" svg:y="9.14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5.5cm" svg:y1="9.78cm" svg:x2="18.13cm" svg:y2="8.908cm" draw:start-shape="id29" draw:start-glue-point="9" draw:end-shape="id28" draw:end-glue-point="3" svg:d="M15500 9780l2630-872" svg:viewBox="0 0 2631 873">
          <text:p/>
        </draw:connector>
        <draw:connector draw:style-name="gr3" draw:text-style-name="P1" draw:layer="layout" draw:type="line" svg:x1="12.338cm" svg:y1="9.843cm" svg:x2="14.864cm" svg:y2="9.78cm" draw:start-shape="id30" draw:start-glue-point="1" draw:end-shape="id29" draw:end-glue-point="5" svg:d="M12338 9843l2526-63" svg:viewBox="0 0 2527 64">
          <text:p/>
        </draw:connector>
        <draw:connector draw:style-name="gr3" draw:text-style-name="P1" draw:layer="layout" draw:type="line" svg:x1="12.339cm" svg:y1="8.043cm" svg:x2="14.864cm" svg:y2="9.78cm" draw:start-shape="id26" draw:start-glue-point="1" draw:end-shape="id29" draw:end-glue-point="5" svg:d="M12339 8043l2525 1737" svg:viewBox="0 0 2526 1738">
          <text:p/>
        </draw:connector>
        <draw:custom-shape draw:style-name="gr1" draw:text-style-name="P1" xml:id="id32" draw:id="id32" draw:layer="layout" svg:width="1.143cm" svg:height="1.143cm" svg:x="18.188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1" draw:id="id31" draw:layer="layout" svg:width="1.27cm" svg:height="1.27cm" svg:x="14.639cm" svg:y="12.54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5.592cm" svg:y1="13.181cm" svg:x2="18.188cm" svg:y2="13.244cm" draw:start-shape="id31" draw:start-glue-point="9" draw:end-shape="id32" draw:end-glue-point="3" svg:d="M15592 13181l2596 63" svg:viewBox="0 0 2597 64">
          <text:p/>
        </draw:connector>
        <draw:custom-shape draw:style-name="gr1" draw:text-style-name="P1" xml:id="id33" draw:id="id33" draw:layer="layout" svg:width="1.143cm" svg:height="1.143cm" svg:x="11.322cm" svg:y="13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465cm" svg:y1="14.109cm" svg:x2="14.956cm" svg:y2="13.181cm" draw:start-shape="id33" draw:start-glue-point="1" draw:end-shape="id31" draw:end-glue-point="5" svg:d="M12465 14109l2491-928" svg:viewBox="0 0 2492 929">
          <text:p/>
        </draw:connector>
        <draw:custom-shape draw:style-name="gr1" draw:text-style-name="P1" xml:id="id35" draw:id="id35" draw:layer="layout" svg:width="1.143cm" svg:height="1.143cm" svg:x="18.187cm" svg:y="14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4" draw:id="id34" draw:layer="layout" svg:width="1.27cm" svg:height="1.27cm" svg:x="14.639cm" svg:y="14.34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2.465cm" svg:y1="14.109cm" svg:x2="14.956cm" svg:y2="14.981cm" draw:start-shape="id33" draw:start-glue-point="1" draw:end-shape="id34" draw:end-glue-point="5" svg:d="M12465 14109l2491 872" svg:viewBox="0 0 2492 873">
          <text:p/>
        </draw:connector>
        <draw:connector draw:style-name="gr3" draw:text-style-name="P1" draw:layer="layout" draw:type="line" svg:x1="15.592cm" svg:y1="14.981cm" svg:x2="18.187cm" svg:y2="15.044cm" draw:start-shape="id34" draw:start-glue-point="9" draw:end-shape="id35" draw:end-glue-point="3" svg:d="M15592 14981l2595 63" svg:viewBox="0 0 2596 64">
          <text:p/>
        </draw:connector>
        <draw:connector draw:style-name="gr3" draw:text-style-name="P1" draw:layer="layout" draw:type="line" svg:x1="15.592cm" svg:y1="13.181cm" svg:x2="18.187cm" svg:y2="15.044cm" draw:start-shape="id31" draw:start-glue-point="9" draw:end-shape="id35" draw:end-glue-point="3" svg:d="M15592 13181l2595 1863" svg:viewBox="0 0 2596 1864">
          <text:p/>
        </draw:connector>
        <draw:custom-shape draw:style-name="gr1" draw:text-style-name="P1" xml:id="id36" draw:id="id36" draw:layer="layout" svg:width="1.143cm" svg:height="1.143cm" svg:x="11.323cm" svg:y="17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7" draw:id="id37" draw:layer="layout" svg:width="1.27cm" svg:height="1.27cm" svg:x="14.674cm" svg:y="17.74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2.466cm" svg:y1="18.446cm" svg:x2="14.991cm" svg:y2="18.383cm" draw:start-shape="id36" draw:start-glue-point="1" draw:end-shape="id37" draw:end-glue-point="5" svg:d="M12466 18446l2525-63" svg:viewBox="0 0 2526 64">
          <text:p/>
        </draw:connector>
        <draw:custom-shape draw:style-name="gr1" draw:text-style-name="P1" xml:id="id38" draw:id="id38" draw:layer="layout" svg:width="1.143cm" svg:height="1.143cm" svg:x="18.257cm" svg:y="1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5.627cm" svg:y1="18.383cm" svg:x2="18.257cm" svg:y2="19.311cm" draw:start-shape="id37" draw:start-glue-point="9" draw:end-shape="id38" draw:end-glue-point="3" svg:d="M15627 18383l2630 928" svg:viewBox="0 0 2631 929">
          <text:p/>
        </draw:connector>
        <draw:custom-shape draw:style-name="gr1" draw:text-style-name="P1" xml:id="id40" draw:id="id40" draw:layer="layout" svg:width="1.143cm" svg:height="1.143cm" svg:x="11.322cm" svg:y="19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9" draw:id="id39" draw:layer="layout" svg:width="1.27cm" svg:height="1.27cm" svg:x="14.674cm" svg:y="19.54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5.627cm" svg:y1="20.183cm" svg:x2="18.257cm" svg:y2="19.311cm" draw:start-shape="id39" draw:start-glue-point="9" draw:end-shape="id38" draw:end-glue-point="3" svg:d="M15627 20183l2630-872" svg:viewBox="0 0 2631 873">
          <text:p/>
        </draw:connector>
        <draw:connector draw:style-name="gr3" draw:text-style-name="P1" draw:layer="layout" draw:type="line" svg:x1="12.465cm" svg:y1="20.246cm" svg:x2="14.991cm" svg:y2="20.183cm" draw:start-shape="id40" draw:start-glue-point="1" draw:end-shape="id39" draw:end-glue-point="5" svg:d="M12465 20246l2526-63" svg:viewBox="0 0 2527 64">
          <text:p/>
        </draw:connector>
        <draw:connector draw:style-name="gr3" draw:text-style-name="P1" draw:layer="layout" draw:type="line" svg:x1="12.466cm" svg:y1="18.446cm" svg:x2="14.991cm" svg:y2="20.183cm" draw:start-shape="id36" draw:start-glue-point="1" draw:end-shape="id39" draw:end-glue-point="5" svg:d="M12466 18446l2525 1737" svg:viewBox="0 0 2526 1738">
          <text:p/>
        </draw:connector>
        <draw:connector draw:style-name="gr3" draw:text-style-name="P1" draw:layer="layout" draw:type="line" svg:x1="12.465cm" svg:y1="20.246cm" svg:x2="14.991cm" svg:y2="18.383cm" draw:start-shape="id40" draw:start-glue-point="1" draw:end-shape="id37" draw:end-glue-point="5" svg:d="M12465 20246l2526-1863" svg:viewBox="0 0 2527 1864">
          <text:p/>
        </draw:connector>
        <draw:custom-shape draw:style-name="gr1" draw:text-style-name="P1" xml:id="id42" draw:id="id42" draw:layer="layout" svg:width="1.143cm" svg:height="1.143cm" svg:x="18.313cm" svg:y="23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1" draw:id="id41" draw:layer="layout" svg:width="1.27cm" svg:height="1.27cm" svg:x="14.764cm" svg:y="22.94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5.717cm" svg:y1="23.584cm" svg:x2="18.313cm" svg:y2="23.647cm" draw:start-shape="id41" draw:start-glue-point="9" draw:end-shape="id42" draw:end-glue-point="3" svg:d="M15717 23584l2596 63" svg:viewBox="0 0 2597 64">
          <text:p/>
        </draw:connector>
        <draw:custom-shape draw:style-name="gr1" draw:text-style-name="P1" xml:id="id43" draw:id="id43" draw:layer="layout" svg:width="1.143cm" svg:height="1.143cm" svg:x="11.447cm" svg:y="23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59cm" svg:y1="24.512cm" svg:x2="15.081cm" svg:y2="23.584cm" draw:start-shape="id43" draw:start-glue-point="1" draw:end-shape="id41" draw:end-glue-point="5" svg:d="M12590 24512l2491-928" svg:viewBox="0 0 2492 929">
          <text:p/>
        </draw:connector>
        <draw:custom-shape draw:style-name="gr1" draw:text-style-name="P1" xml:id="id45" draw:id="id45" draw:layer="layout" svg:width="1.143cm" svg:height="1.143cm" svg:x="18.312cm" svg:y="24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4" draw:id="id44" draw:layer="layout" svg:width="1.27cm" svg:height="1.27cm" svg:x="14.764cm" svg:y="24.74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2.59cm" svg:y1="24.512cm" svg:x2="15.081cm" svg:y2="25.384cm" draw:start-shape="id43" draw:start-glue-point="1" draw:end-shape="id44" draw:end-glue-point="5" svg:d="M12590 24512l2491 872" svg:viewBox="0 0 2492 873">
          <text:p/>
        </draw:connector>
        <draw:connector draw:style-name="gr3" draw:text-style-name="P1" draw:layer="layout" draw:type="line" svg:x1="15.717cm" svg:y1="25.384cm" svg:x2="18.312cm" svg:y2="25.447cm" draw:start-shape="id44" draw:start-glue-point="9" draw:end-shape="id45" draw:end-glue-point="3" svg:d="M15717 25384l2595 63" svg:viewBox="0 0 2596 64">
          <text:p/>
        </draw:connector>
        <draw:connector draw:style-name="gr3" draw:text-style-name="P1" draw:layer="layout" draw:type="line" svg:x1="15.717cm" svg:y1="23.584cm" svg:x2="18.312cm" svg:y2="25.447cm" draw:start-shape="id41" draw:start-glue-point="9" draw:end-shape="id45" draw:end-glue-point="3" svg:d="M15717 23584l2595 1863" svg:viewBox="0 0 2596 1864">
          <text:p/>
        </draw:connector>
        <draw:connector draw:style-name="gr3" draw:text-style-name="P1" draw:layer="layout" draw:type="line" svg:x1="15.717cm" svg:y1="25.384cm" svg:x2="18.313cm" svg:y2="23.647cm" draw:start-shape="id44" draw:start-glue-point="9" draw:end-shape="id42" draw:end-glue-point="3" svg:d="M15717 25384l2596-1737" svg:viewBox="0 0 2597 17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18:11:13.968000000</meta:creation-date>
    <dc:date>2015-08-17T22:56:59.365000000</dc:date>
    <meta:editing-duration>PT4H30M34S</meta:editing-duration>
    <meta:editing-cycles>3</meta:editing-cycles>
    <meta:generator>LibreOffice/4.3.5.2$Windows_x86 LibreOffice_project/3a87456aaa6a95c63eea1c1b3201acedf0751bd5</meta:generator>
    <meta:print-date>2015-08-17T18:31:23.983000000</meta:print-date>
    <meta:document-statistic meta:object-count="87"/>
  </office:meta>
</office:document-meta>
</file>